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Policepardéfaut" style:family="text">
      <style:text-properties style:font-name="Symbol" style:font-name-asian="Symbol" style:font-name-complex="Symbol"/>
    </style:style>
    <style:style style:name="T3" style:parent-style-name="Policepardéfaut" style:family="text">
      <style:text-properties style:font-name="Symbol" style:font-name-asian="Symbol" style:font-name-complex="Symbol"/>
    </style:style>
    <style:style style:name="T4" style:parent-style-name="Policepardéfaut" style:family="text">
      <style:text-properties style:font-name="Symbol" style:font-name-asian="Symbol" style:font-name-complex="Symbol"/>
    </style:style>
    <style:style style:name="T5" style:parent-style-name="Policepardéfaut" style:family="text">
      <style:text-properties style:font-name="Symbol" style:font-name-asian="Symbol" style:font-name-complex="Symbol"/>
    </style:style>
    <style:style style:name="T6" style:parent-style-name="Policepardéfaut" style:family="text">
      <style:text-properties style:font-name="Symbol" style:font-name-asian="Symbol" style:font-name-complex="Symbol"/>
    </style:style>
    <style:style style:name="T7" style:parent-style-name="Policepardéfaut" style:family="text">
      <style:text-properties style:font-name="Symbol" style:font-name-asian="Symbol" style:font-name-complex="Symbol"/>
    </style:style>
    <style:style style:name="T8" style:parent-style-name="Policepardéfaut" style:family="text">
      <style:text-properties style:font-name="Symbol" style:font-name-asian="Symbol" style:font-name-complex="Symbol"/>
    </style:style>
    <style:style style:name="T9" style:parent-style-name="Policepardéfaut" style:family="text">
      <style:text-properties style:font-name="Symbol" style:font-name-asian="Symbol" style:font-name-complex="Symbol"/>
    </style:style>
    <style:style style:name="T10" style:parent-style-name="Policepardéfaut" style:family="text">
      <style:text-properties style:font-name="Symbol" style:font-name-asian="Symbol" style:font-name-complex="Symbol"/>
    </style:style>
    <style:style style:name="T11" style:parent-style-name="Policepardéfaut" style:family="text">
      <style:text-properties style:font-name="Symbol" style:font-name-asian="Symbol" style:font-name-complex="Symbol"/>
    </style:style>
    <style:style style:name="T12" style:parent-style-name="Policepardéfaut" style:family="text">
      <style:text-properties style:font-name="Symbol" style:font-name-asian="Symbol" style:font-name-complex="Symbol"/>
    </style:style>
    <style:style style:name="T13" style:parent-style-name="Policepardéfaut" style:family="text">
      <style:text-properties style:font-name="Symbol" style:font-name-asian="Symbol" style:font-name-complex="Symbol"/>
    </style:style>
    <style:style style:name="T14" style:parent-style-name="Policepardéfaut" style:family="text">
      <style:text-properties style:font-name="Symbol" style:font-name-asian="Symbol" style:font-name-complex="Symbol"/>
    </style:style>
    <style:style style:name="T15" style:parent-style-name="Policepardéfaut" style:family="text">
      <style:text-properties style:font-name="Symbol" style:font-name-asian="Symbol" style:font-name-complex="Symbol"/>
    </style:style>
    <style:style style:name="T16" style:parent-style-name="Policepardéfaut" style:family="text">
      <style:text-properties style:font-name="Symbol" style:font-name-asian="Symbol" style:font-name-complex="Symbol"/>
    </style:style>
    <style:style style:name="T17" style:parent-style-name="Policepardéfaut" style:family="text">
      <style:text-properties style:font-name="Symbol" style:font-name-asian="Symbol" style:font-name-complex="Symbol"/>
    </style:style>
    <style:style style:name="T18" style:parent-style-name="Policepardéfaut" style:family="text">
      <style:text-properties style:font-name="Symbol" style:font-name-asian="Symbol" style:font-name-complex="Symbol"/>
    </style:style>
    <style:style style:name="T19" style:parent-style-name="Policepardéfaut" style:family="text">
      <style:text-properties style:font-name="Symbol" style:font-name-asian="Symbol" style:font-name-complex="Symbol"/>
    </style:style>
    <style:style style:name="T20" style:parent-style-name="Policepardéfaut" style:family="text">
      <style:text-properties style:font-name="Symbol" style:font-name-asian="Symbol" style:font-name-complex="Symbol"/>
    </style:style>
    <style:style style:name="T21" style:parent-style-name="Policepardéfaut" style:family="text">
      <style:text-properties style:font-name="Symbol" style:font-name-asian="Symbol" style:font-name-complex="Symbol"/>
    </style:style>
    <style:style style:name="T22" style:parent-style-name="Policepardéfaut" style:family="text">
      <style:text-properties style:font-name="Symbol" style:font-name-asian="Symbol" style:font-name-complex="Symbol"/>
    </style:style>
    <style:style style:name="T23" style:parent-style-name="Policepardéfaut" style:family="text">
      <style:text-properties style:font-name="Symbol" style:font-name-asian="Symbol" style:font-name-complex="Symbol"/>
    </style:style>
    <style:style style:name="T24" style:parent-style-name="Policepardéfaut" style:family="text">
      <style:text-properties style:font-name="Symbol" style:font-name-asian="Symbol" style:font-name-complex="Symbol"/>
    </style:style>
    <style:style style:name="T25" style:parent-style-name="Policepardéfaut" style:family="text">
      <style:text-properties style:font-name="Symbol" style:font-name-asian="Symbol" style:font-name-complex="Symbol"/>
    </style:style>
    <style:style style:name="T26" style:parent-style-name="Policepardéfaut" style:family="text">
      <style:text-properties style:font-name="Symbol" style:font-name-asian="Symbol" style:font-name-complex="Symbol"/>
    </style:style>
    <style:style style:name="T27" style:parent-style-name="Policepardéfaut" style:family="text">
      <style:text-properties style:font-name="Symbol" style:font-name-asian="Symbol" style:font-name-complex="Symbol"/>
    </style:style>
    <style:style style:name="T28" style:parent-style-name="Policepardéfaut" style:family="text">
      <style:text-properties style:font-name="Symbol" style:font-name-asian="Symbol" style:font-name-complex="Symbol"/>
    </style:style>
    <style:style style:name="T29" style:parent-style-name="Policepardéfaut" style:family="text">
      <style:text-properties style:font-name="Symbol" style:font-name-asian="Symbol" style:font-name-complex="Symbol"/>
    </style:style>
    <style:style style:name="T30" style:parent-style-name="Policepardéfaut" style:family="text">
      <style:text-properties style:font-name="Symbol" style:font-name-asian="Symbol" style:font-name-complex="Symbol"/>
    </style:style>
    <style:style style:name="T31" style:parent-style-name="Policepardéfaut" style:family="text">
      <style:text-properties style:font-name="Symbol" style:font-name-asian="Symbol" style:font-name-complex="Symbol"/>
    </style:style>
    <style:style style:name="T32" style:parent-style-name="Policepardéfaut" style:family="text">
      <style:text-properties style:font-name="Symbol" style:font-name-asian="Symbol" style:font-name-complex="Symbol"/>
    </style:style>
    <style:style style:name="T33" style:parent-style-name="Policepardéfaut" style:family="text">
      <style:text-properties style:font-name="Symbol" style:font-name-asian="Symbol" style:font-name-complex="Symbol"/>
    </style:style>
    <style:style style:name="T34" style:parent-style-name="Policepardéfaut" style:family="text">
      <style:text-properties style:font-name="Symbol" style:font-name-asian="Symbol" style:font-name-complex="Symbol"/>
    </style:style>
    <style:style style:name="T35" style:parent-style-name="Policepardéfaut" style:family="text">
      <style:text-properties style:font-name="Symbol" style:font-name-asian="Symbol" style:font-name-complex="Symbol"/>
    </style:style>
    <style:style style:name="T36" style:parent-style-name="Policepardéfaut" style:family="text">
      <style:text-properties style:font-name="Symbol" style:font-name-asian="Symbol" style:font-name-complex="Symbol"/>
    </style:style>
    <style:style style:name="T37" style:parent-style-name="Policepardéfaut" style:family="text">
      <style:text-properties style:font-name="Symbol" style:font-name-asian="Symbol" style:font-name-complex="Symbol"/>
    </style:style>
    <style:style style:name="T38" style:parent-style-name="Policepardéfaut" style:family="text">
      <style:text-properties style:font-name="Symbol" style:font-name-asian="Symbol" style:font-name-complex="Symbol"/>
    </style:style>
    <style:style style:name="T39" style:parent-style-name="Policepardéfaut" style:family="text">
      <style:text-properties style:font-name="Symbol" style:font-name-asian="Symbol" style:font-name-complex="Symbol"/>
    </style:style>
  </office:automatic-styles>
  <office:body>
    <office:text text:use-soft-page-breaks="true">
      <text:p text:style-name="P1">Création d'un site web pour centraliser et gérer les informations du personnel de la M2L " M2L Manager ".</text:p>
      <text:p text:style-name="Normal">Mission 1 : Mise en place du site web M2L Manager.</text:p>
      <text:p text:style-name="Normal"><text:s/>Dans le cadre de l’amélioration des services du site de la M2l, nous procédons à la création du site web demandé.<text:s/></text:p>
      <text:p text:style-name="Normal">La M2L souhaite proposer à son personnel une plateforme web qui leurs permettraient de se créer un compte M2L puis de gérer leurs informations (qui seront utilisées dans les autres sites et applications de la M2L).<text:s/></text:p>
      <text:p text:style-name="Normal">Voici les éléments expressément demandés :</text:p>
      <text:p text:style-name="Normal"><text:s/><text:span text:style-name="T2"></text:span><text:s/>Il s’agit d’une plateforme web<text:s/></text:p>
      <text:p text:style-name="Normal"><text:span text:style-name="T3"></text:span><text:s/>La méthode d’accessibilité est libre, intégré au site de la M2L ou indépendant. (Nous avons choisi de la créer en dehors de la M2L de façon à ce qu’elle soit indépendamment accessible)</text:p>
      <text:p text:style-name="Normal"><text:s/><text:span text:style-name="T4"></text:span><text:s/>Il doit y avoir un accès pour le personnel de la M2L et un accès pour l'administrateur<text:s/></text:p>
      <text:p text:style-name="Normal"><text:span text:style-name="T5"></text:span><text:s/>La base de données gérée et utilisée via cette plateforme sera commune aux autres solutions web et applicatives de la M2L. (Ex: KeyGen – Projet n°1)<text:s/></text:p>
      <text:p text:style-name="Normal">Inscription des utilisateurs demandés : Les utilisateurs pourront s'inscrire à l'application à l'aide d'un formulaire, les données récoltées seront stockées dans la base de données commune.<text:s/></text:p>
      <text:p text:style-name="Normal">Les données nécessaires à l'inscription sont les suivantes (ces informations sont obligatoires) :</text:p>
      <text:p text:style-name="Normal"><text:s/><text:span text:style-name="T6"></text:span><text:s/>Login</text:p>
      <text:p text:style-name="Normal"><text:s/><text:span text:style-name="T7"></text:span><text:s/>Email<text:s/></text:p>
      <text:p text:style-name="Normal"><text:span text:style-name="T8"></text:span><text:s/>Mot de passe</text:p>
      <text:p text:style-name="Normal"><text:s/><text:span text:style-name="T9"></text:span><text:s/>Prénom</text:p>
      <text:p text:style-name="Normal"><text:s/><text:span text:style-name="T10"></text:span><text:s/>Nom<text:s/></text:p>
      <text:p text:style-name="Normal"><text:span text:style-name="T11"></text:span><text:s/>Travail (Formateur, agent d'entretien, prestataire...)</text:p>
      <text:p text:style-name="Normal"><text:s/><text:span text:style-name="T12"></text:span><text:s/>Domaine d'activité (Boxe, Tennis, direction, entretien des locaux intérieurs…)</text:p>
      <text:p text:style-name="Normal"><text:s/>Afin de valider leur compte les utilisateurs recevront un email de validation, contenant un lien permettant d'activer leurs comptes, sans cette validation les utilisateurs n'auront pas la possibilité d'accéder à cette plateforme</text:p>
      <text:p text:style-name="Normal">Respect des normes W3C</text:p>
      <text:p text:style-name="Normal"><text:s/><text:span text:style-name="T13"></text:span><text:s/>Nommer chaque page dans la balise</text:p>
      <text:p text:style-name="Normal"><text:span text:style-name="T14"></text:span><text:s/>Remplir les balises pour les descriptions et les mots clés de chaque page</text:p>
      <text:p text:style-name="Normal"><text:s/><text:span text:style-name="T15"></text:span><text:s/>Enregistrer les pages avec des noms parlant pour les URL en ligne</text:p>
      <text:p text:style-name="Normal"><text:s/><text:span text:style-name="T16"></text:span><text:s/>Mise en page optimale s'adaptant aux autres résolutions<text:s/></text:p>
      <text:p text:style-name="Normal"><text:span text:style-name="T17"></text:span><text:s/>Site affichable par l’ensemble des navigateurs</text:p>
      <text:soft-page-break/>
      <text:p text:style-name="Normal">Technologie employée<text:s/></text:p>
      <text:p text:style-name="Normal"><text:span text:style-name="T18"></text:span><text:s/>Langages : html, Php (tout autre langage est autorisé ex : javscript, HTML5, ajax etc…).</text:p>
      <text:p text:style-name="Normal"><text:s/><text:span text:style-name="T19"></text:span><text:s/>system BDD Mysql.<text:s/></text:p>
      <text:p text:style-name="Normal"><text:span text:style-name="T20"></text:span><text:s/>Appliquer les styles CSS pour les mises en page et présentations.<text:s/></text:p>
      <text:p text:style-name="Normal"><text:span text:style-name="T21"></text:span><text:s/>Framework html/css libre (Bootstrap, Foundation…) Navigation</text:p>
      <text:p text:style-name="Normal"><text:s/><text:span text:style-name="T22"></text:span><text:s/>La plus simple possible<text:s/></text:p>
      <text:p text:style-name="Normal"><text:span text:style-name="T23"></text:span><text:s/>Respect de la règle des 3 clics (information consultable en moins de 3 clics) Graphisme et ton <text:s/>Sobre <text:s/></text:p>
      <text:p text:style-name="Normal"><text:s/><text:span text:style-name="T24"></text:span><text:s/>Nombre de couleurs dominantes : 3 Maximums<text:s/></text:p>
      <text:p text:style-name="Normal"><text:span text:style-name="T25"></text:span><text:s/>Ton : repos, détente et liberté Contraintes</text:p>
      <text:p text:style-name="Normal"><text:s/><text:span text:style-name="T26"></text:span><text:s/>Respecter le code couleur</text:p>
      <text:p text:style-name="Normal"><text:s/><text:span text:style-name="T27"></text:span><text:s/>Visuel en home page Libertés<text:s/></text:p>
      <text:p text:style-name="Normal"><text:span text:style-name="T28"></text:span><text:s/>Mise en page<text:s/></text:p>
      <text:p text:style-name="Normal"><text:span text:style-name="T29"></text:span><text:s/>Choix des photos et visuels</text:p>
      <text:p text:style-name="Normal"><text:s/><text:span text:style-name="T30"></text:span><text:s/>Design, formes utilisées, icônes, logos… Contrôle et test</text:p>
      <text:p text:style-name="Normal"><text:s/><text:span text:style-name="T31"></text:span><text:s/>Le module sera testé sur les principaux navigateurs (Opera, Chrome, Firefox et Internet Explorer)</text:p>
      <text:p text:style-name="Normal"><text:s/><text:span text:style-name="T32"></text:span><text:s/>Sur différent formats d’écran (Full HD, résolution Smartphone, tablette etc…)</text:p>
      <text:p text:style-name="Normal">Doivent également être fournit avec le module :</text:p>
      <text:p text:style-name="Normal"><text:s/><text:span text:style-name="T33"></text:span><text:s/>Une documentation utilisateur<text:s/></text:p>
      <text:p text:style-name="Normal"><text:span text:style-name="T34"></text:span><text:s/>Une documentation Technique</text:p>
      <text:p text:style-name="Normal"><text:s/>Mission 2 : JuriConseil<text:s/></text:p>
      <text:p text:style-name="Normal"><text:span text:style-name="T35"></text:span><text:s/>Contrat de réalisation du module entre le prestataire ToanWy Society© et le client.<text:s/></text:p>
      <text:p text:style-name="Normal"><text:span text:style-name="T36"></text:span><text:s/>Rappel des obligations de chaque partie pour le contrat de conception.<text:s/></text:p>
      <text:p text:style-name="Normal">Mission 3 : EDM<text:s/></text:p>
      <text:p text:style-name="Normal"><text:span text:style-name="T37"></text:span><text:s/>Réaliser le Gantt du projet<text:s/></text:p>
      <text:p text:style-name="Normal"><text:span text:style-name="T38"></text:span><text:s/>Le Planning<text:s/></text:p>
      <text:p text:style-name="Normal"><text:span text:style-name="T39"></text:span><text:s/>Le Dev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ybou Diokolo Doumbia</meta:initial-creator>
    <dc:creator>Seybou Diokolo Doumbia</dc:creator>
    <meta:creation-date>2021-04-22T14:01:00Z</meta:creation-date>
    <dc:date>2021-04-22T14:11:00Z</dc:date>
    <meta:template xlink:href="Normal.dotm" xlink:type="simple"/>
    <meta:editing-cycles>1</meta:editing-cycles>
    <meta:editing-duration>PT600S</meta:editing-duration>
    <meta:document-statistic meta:page-count="2" meta:paragraph-count="6" meta:word-count="498" meta:character-count="3232" meta:row-count="22" meta:non-whitespace-character-count="2740"/>
  </office:meta>
</office:document-meta>
</file>